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inherit" svg:font-family="inherit"/>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variant="normal" fo:text-transform="none" fo:color="#202124" style:font-name="Arial" fo:font-size="12pt" fo:letter-spacing="normal" fo:language="de" fo:country="DE" fo:font-style="normal" fo:font-weight="normal" style:font-size-asian="12pt" style:font-size-complex="12pt"/>
    </style:style>
    <style:style style:name="P2"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3"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style:font-name="Arial" fo:font-size="12pt" style:font-size-asian="12pt" style:font-size-complex="12pt"/>
    </style:style>
    <style:style style:name="P4" style:family="paragraph" style:parent-style-name="Text_20_body">
      <style:paragraph-properties fo:margin-left="0cm" fo:margin-right="0cm" fo:margin-top="0cm" fo:margin-bottom="0cm" fo:line-height="170%" fo:orphans="2" fo:widows="2" fo:text-indent="0cm" style:auto-text-indent="false" fo:padding="0cm" fo:border="none"/>
    </style:style>
    <style:style style:name="P5" style:family="paragraph" style:parent-style-name="Text_20_body">
      <style:paragraph-properties fo:margin-left="0cm" fo:margin-right="0cm" fo:margin-top="0cm" fo:margin-bottom="0cm" fo:line-height="170%" fo:orphans="2" fo:widows="2" fo:text-indent="0cm" style:auto-text-indent="false" fo:padding="0cm" fo:border="none"/>
      <style:text-properties fo:font-variant="normal" fo:text-transform="none" fo:color="#333333" style:font-name="Arial" fo:font-size="12pt" fo:letter-spacing="normal" fo:font-style="normal" fo:font-weight="normal" style:font-size-asian="12pt" style:font-size-complex="12pt"/>
    </style:style>
    <style:style style:name="P6" style:family="paragraph" style:parent-style-name="Text_20_body">
      <style:paragraph-properties fo:margin-left="0cm" fo:margin-right="0cm" fo:margin-top="0cm" fo:margin-bottom="0cm" fo:line-height="170%" fo:orphans="2" fo:widows="2" fo:text-indent="0cm" style:auto-text-indent="false" fo:padding="0cm" fo:border="none"/>
      <style:text-properties style:font-name="Arial" fo:font-size="12pt" style:font-size-asian="12pt" style:font-size-complex="12pt"/>
    </style:style>
    <style:style style:name="P7" style:family="paragraph" style:parent-style-name="Standard">
      <style:text-properties style:font-name="Arial" fo:font-size="12pt" style:font-size-asian="12pt" style:font-size-complex="12pt"/>
    </style:style>
    <style:style style:name="P8" style:family="paragraph" style:parent-style-name="Standard">
      <style:paragraph-properties fo:margin-left="0cm" fo:margin-right="0cm" fo:margin-top="0cm" fo:margin-bottom="0.499cm" fo:orphans="2" fo:widows="2" fo:text-indent="0cm" style:auto-text-indent="false" fo:padding="0cm" fo:border="none"/>
      <style:text-properties fo:font-variant="normal" fo:text-transform="none" fo:color="#333333" style:font-name="Arial" fo:font-size="12pt" fo:letter-spacing="normal" fo:font-style="normal" fo:font-weight="bold" style:font-size-asian="12pt" style:font-size-complex="12pt"/>
    </style:style>
    <style:style style:name="T1" style:family="text">
      <style:text-properties fo:font-variant="normal" fo:text-transform="none" fo:color="#333333" style:font-name="sans-serif" fo:letter-spacing="normal" fo:font-style="normal" fo:font-weight="normal"/>
    </style:style>
    <style:style style:name="T2" style:family="text">
      <style:text-properties fo:font-variant="normal" fo:text-transform="none" fo:color="#333333" style:font-name="sans-serif" fo:font-size="18pt" fo:letter-spacing="normal" fo:font-style="normal" fo:font-weight="bold"/>
    </style:style>
    <style:style style:name="T3" style:family="text">
      <style:text-properties fo:font-variant="normal" fo:text-transform="none" fo:color="#333333" fo:font-size="18pt" fo:letter-spacing="normal" fo:font-style="normal" fo:font-weight="bold"/>
    </style:style>
    <style:style style:name="T4" style:family="text">
      <style:text-properties fo:font-variant="normal" fo:text-transform="none" fo:color="#333333" fo:letter-spacing="normal" fo:font-style="normal" fo:font-weight="normal"/>
    </style:style>
    <style:style style:name="T5" style:family="text">
      <style:text-properties fo:font-variant="normal" fo:text-transform="none" fo:color="#333333" fo:letter-spacing="normal" fo:font-style="normal" fo:font-weight="bold"/>
    </style:style>
    <style:style style:name="T6" style:family="text">
      <style:text-properties fo:font-variant="normal" fo:text-transform="none" fo:color="#333333" style:font-name="Arial" fo:letter-spacing="normal" fo:font-style="normal" fo:font-weight="normal"/>
    </style:style>
    <style:style style:name="T7" style:family="text">
      <style:text-properties fo:font-variant="normal" fo:text-transform="none" fo:color="#333333" style:font-name="Arial" fo:font-size="12pt" fo:letter-spacing="normal" fo:font-style="normal" fo:font-weight="normal" style:font-size-asian="12pt" style:font-size-complex="12pt"/>
    </style:style>
    <style:style style:name="T8" style:family="text">
      <style:text-properties fo:font-variant="normal" fo:text-transform="none" fo:color="#333333" fo:font-size="12pt" fo:letter-spacing="normal" fo:font-style="normal" fo:font-weight="norma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span text:style-name="T5">Menu Bar</text:span></text:p>
      <text:p text:style-name="P4"><text:span text:style-name="T7">This bar offers access to several menus: </text:span><text:span text:style-name="Strong_20_Emphasis"><text:span text:style-name="T7">File, Options, Edit, View, Extensions, Tools, and Help</text:span></text:span><text:span text:style-name="T7">. These menus contain basic commands such as </text:span><text:span text:style-name="Strong_20_Emphasis"><text:span text:style-name="T7">Save, Open, Print, Save as Pkz, and Settings and Preferences.</text:span></text:span><text:span text:style-name="T7"> It also lets you access the </text:span><text:span text:style-name="Strong_20_Emphasis"><text:span text:style-name="T7">Activity Wizard</text:span></text:span><text:span text:style-name="T7"> from the</text:span><text:span text:style-name="Strong_20_Emphasis"><text:span text:style-name="T7"> Extensions menu.</text:span></text:span></text:p>
      <text:p text:style-name="P4"><text:span text:style-name="Strong_20_Emphasis"><text:span text:style-name="T7"/></text:span></text:p>
      <text:p text:style-name="P7">2. <text:span text:style-name="T5">Main Tool Bar</text:span></text:p>
      <text:p text:style-name="P5">This bar contains shortcut icons for the most frequently used menu commands.</text:p>
      <text:p text:style-name="P5"/>
      <text:p text:style-name="P7">3. <text:span text:style-name="T5">Common Tools Bar</text:span></text:p>
      <text:p text:style-name="P5">This bar provides access to frequently used workspace tools: Inspect, Select, Resize Shape, Delete, Drawing Palette, Place Note, Add Complex PDU , and Add Simple PDU. Refer to "Workspace Basics" for more details.</text:p>
      <text:p text:style-name="P5"/>
      <text:p text:style-name="P7">4. <text:span text:style-name="T5">Logical/Physical Workspace and Navigation Bar</text:span></text:p>
      <text:p text:style-name="P5">The tabs on this bar let you toggle between the Physical Workspace and the Logical Workspace.</text:p>
      <text:p text:style-name="P4"><text:span text:style-name="Strong_20_Emphasis"><text:span text:style-name="T7">In Logical Workspace -</text:span></text:span><text:span text:style-name="T7"> You can return to a previous level in a cluster using the bar. It also has the options Set Tiled Background, New Cluster, Viewport, and Move Object.</text:span></text:p>
      <text:p text:style-name="P4"><text:span text:style-name="Strong_20_Emphasis"><text:span text:style-name="T7">In Physical Workspace - </text:span></text:span><text:span text:style-name="T7">This bar lets you navigate through and create physical locations, including New Building, New City, and New Closet. You can also apply a Grid to the background, Set Background, Move Object, and access the Working Closet.</text:span></text:p>
      <text:p text:style-name="P6"><text:span text:style-name="T4"/></text:p>
      <text:p text:style-name="P7">5. <text:span text:style-name="T5">Workspace</text:span></text:p>
      <text:p text:style-name="P5">This is where you will create your network, watch simulations, and view information and statistics.</text:p>
      <text:p text:style-name="P5"/>
      <text:p text:style-name="P8">6. Realtime/Simulation Bar</text:p>
      <text:p text:style-name="P5">The tabs on this bar let you toggle between Realtime Mode and Simulation Mode.<text:line-break/>The bar has buttons for Fast Forward Time and Power Cycle Devices along with the Play Control buttons. In the Simulation Mode, you can find the Event List toggle button. It also has a clock that displays the relative Time in both Simulation and Realtime Modes.</text:p>
      <text:p text:style-name="P5"/>
      <text:p text:style-name="P7"><text:soft-page-break/>7. <text:span text:style-name="T5">Device-Type Selection Box</text:span></text:p>
      <text:p text:style-name="P5">This box shows the types of devices and connections available in Packet Tracer. The Device-Specific Selection Box will change with the device you select.</text:p>
      <text:p text:style-name="P5"/>
      <text:p text:style-name="P7">8. <text:span text:style-name="T5">Device-Specific Selection Box</text:span></text:p>
      <text:p text:style-name="P5">This is where you specifically choose the devices to put in your network and their connections. You may find devices that are already obsolete. You can hide legacy equipment by going to Options in the Preferences window.</text:p>
      <text:p text:style-name="P5"/>
      <text:p text:style-name="P7">9. <text:span text:style-name="T5">User Created Packet Window</text:span></text:p>
      <text:p text:style-name="P5">This area manages packets you put in the network during simulation exercises. For more details, refer to the "Simulation Mode" section.</text:p>
      <text:p text:style-name="P7"/>
      <text:p text:style-name="P7"/>
      <text:p text:style-name="P7">Auf Deutsch</text:p>
      <text:p text:style-name="P1"><text:bookmark text:name="tw-target-text"/>. Menüleiste</text:p>
      <text:p text:style-name="P2">Diese Leiste bietet Zugriff auf mehrere Menüs: Datei, Optionen, Bearbeiten, Ansicht, Erweiterungen, Tools und Hilfe. Diese Menüs enthalten grundlegende Befehle wie „Speichern“, „Öffnen“, „Drucken“, „Als Pkz speichern“ sowie „Einstellungen und Präferenzen“. Außerdem können Sie über das Menü „Erweiterungen“ auf den Aktivitätsassistenten zugreifen.</text:p>
      <text:p text:style-name="P3"/>
      <text:p text:style-name="P2">2. Hauptsymbolleiste</text:p>
      <text:p text:style-name="P2">Diese Leiste enthält Verknüpfungssymbole für die am häufigsten verwendeten Menübefehle.</text:p>
      <text:p text:style-name="P3"/>
      <text:p text:style-name="P2">3. Allgemeine Werkzeugleiste</text:p>
      <text:p text:style-name="P2">Diese Leiste bietet Zugriff auf häufig verwendete Arbeitsbereichswerkzeuge: Prüfen, Auswählen, Formgröße ändern, Löschen, Zeichenpalette, Notiz platzieren, Komplexe PDU hinzufügen und Einfache PDU hinzufügen. Weitere Einzelheiten finden Sie unter „Grundlagen des Arbeitsbereichs“.</text:p>
      <text:p text:style-name="P3"><text:soft-page-break/></text:p>
      <text:p text:style-name="P2">4. Logischer/physischer Arbeitsbereich und Navigationsleiste</text:p>
      <text:p text:style-name="P2">Mit den Registerkarten in dieser Leiste können Sie zwischen dem physischen Arbeitsbereich und dem logischen Arbeitsbereich wechseln.</text:p>
      <text:p text:style-name="P2">In Logical Workspace: Mithilfe der Leiste können Sie zu einer vorherigen Ebene in einem Cluster zurückkehren. Es verfügt außerdem über die Optionen „Gekachelten Hintergrund festlegen“, „Neuer Cluster“, „Ansichtsfenster“ und „Objekt verschieben“.</text:p>
      <text:p text:style-name="P2">Im physischen Arbeitsbereich – Mit dieser Leiste können Sie durch physische Standorte navigieren und diese erstellen, einschließlich „Neues Gebäude“, „Neue Stadt“ und „Neuer Schrank“. Sie können auch ein Raster auf den Hintergrund anwenden, den Hintergrund festlegen, ein Objekt verschieben und auf den Arbeitsschrank zugreifen.</text:p>
      <text:p text:style-name="P3"/>
      <text:p text:style-name="P2">5. Arbeitsbereich</text:p>
      <text:p text:style-name="P2">Hier erstellen Sie Ihr Netzwerk, sehen sich Simulationen an und sehen Informationen und Statistiken.</text:p>
      <text:p text:style-name="P3"/>
      <text:p text:style-name="P2">6. Echtzeit-/Simulationsleiste</text:p>
      <text:p text:style-name="P2">Mit den Registerkarten in dieser Leiste können Sie zwischen Echtzeitmodus und Simulationsmodus wechseln.</text:p>
      <text:p text:style-name="P2">Die Leiste verfügt über Schaltflächen für den schnellen Vorlauf und das Ein- und Ausschalten von Geräten sowie über die Wiedergabesteuerungsschaltflächen. Im Simulationsmodus finden Sie die Schaltfläche zum Umschalten der Ereignisliste. Es verfügt außerdem über eine Uhr, die die relative Zeit sowohl im Simulations- als auch im Echtzeitmodus anzeigt.</text:p>
      <text:p text:style-name="P3"/>
      <text:p text:style-name="P2">7. Auswahlfeld für den Gerätetyp</text:p>
      <text:p text:style-name="P2"><text:soft-page-break/>In diesem Feld werden die in Packet Tracer verfügbaren Geräte- und Verbindungstypen angezeigt. Das gerätespezifische Auswahlfeld ändert sich je nach ausgewähltem Gerät.</text:p>
      <text:p text:style-name="P3"/>
      <text:p text:style-name="P2">8. Gerätespezifisches Auswahlfeld</text:p>
      <text:p text:style-name="P2">Hier wählen Sie gezielt die Geräte aus, die Sie in Ihr Netzwerk einbinden möchten, sowie deren Verbindungen. Möglicherweise finden Sie Geräte, die bereits veraltet sind. Sie können ältere Geräte ausblenden, indem Sie im Fenster „Einstellungen“ auf „Optionen“ gehen.</text:p>
      <text:p text:style-name="P3"/>
      <text:p text:style-name="P2">9. Fenster „Benutzererstelltes Paket“.</text:p>
      <text:p text:style-name="P2">In diesem Bereich werden Pakete verwaltet, die Sie während Simulationsübungen in das Netzwerk einspeisen. Weitere Einzelheiten finden Sie im Abschnitt „Simulationsmodu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inherit" svg:font-family="inherit"/>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43S</meta:editing-duration>
    <meta:editing-cycles>3</meta:editing-cycles>
    <meta:generator>OpenOffice/4.1.14$Win32 OpenOffice.org_project/4114m1$Build-9811</meta:generator>
    <dc:date>2023-11-09T14:44:39.32</dc:date>
    <meta:document-statistic meta:table-count="0" meta:image-count="0" meta:object-count="0" meta:page-count="4" meta:paragraph-count="42" meta:word-count="729" meta:character-count="5092"/>
    <dc:creator>kaos sevdalisi</dc:creator>
    <meta:user-defined meta:name="Info 1"/>
    <meta:user-defined meta:name="Info 2"/>
    <meta:user-defined meta:name="Info 3"/>
    <meta:user-defined meta:name="Info 4"/>
  </office:meta>
</office:document-meta>
</file>